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2.7437in" svg:height="8.6169in" svg:x="5.8717in" svg:y="0.6902in">
            <draw:object draw:notify-on-update-of-ranges="results.F17:results.F17 results.B1:results.B100 results.F16:results.F16 results.C1:results.C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Derived0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1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2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3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4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5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6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7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8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9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10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11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12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13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14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15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Virtual Table</text:p>
          </table:table-cell>
        </table:table-row>
        <table:table-row table:style-name="ro1">
          <table:table-cell office:value-type="string" calcext:value-type="string">
            <text:p>Derived16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Derived17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18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19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20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21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22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23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24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25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26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27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28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29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3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31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32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33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34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35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36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37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38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39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40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41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42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43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44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4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46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47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48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49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50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51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52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53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54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55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56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57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58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59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60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61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62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63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64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65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66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67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68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69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70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71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72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73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74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7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76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77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78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79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80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81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82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83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84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85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86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87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88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89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90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91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92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93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94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9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96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97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98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99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30T04:28:29.441741958</dc:date>
    <dc:creator>Will Hawkins</dc:creator>
    <meta:editing-duration>PT10M3S</meta:editing-duration>
    <meta:editing-cycles>1</meta:editing-cycles>
    <meta:document-statistic meta:table-count="1" meta:cell-count="302" meta:object-count="1"/>
    <meta:generator>LibreOffice/7.4.2.3$Linux_X86_64 LibreOffice_project/4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gradient" draw:fill-color="#e6e6e6" draw:fill-gradient-name="ChartGradient_20_1" draw:gradient-step-count="0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37cm" svg:height="21.888cm" xlink:href=".." xlink:type="simple" chart:class="chart:line" chart:style-name="ch1">
        <chart:title svg:x="11.048cm" svg:y="0.573cm" chart:style-name="ch2">
          <text:p>Relationship between Virtual Table and Object Size</text:p>
        </chart:title>
        <chart:subtitle svg:x="11.551cm" svg:y="1.789cm" chart:style-name="ch3">
          <text:p>as the number of overriden virtual methods increases</text:p>
        </chart:subtitle>
        <chart:legend chart:legend-position="end" svg:x="29.095cm" svg:y="10.396cm" style:legend-expansion="high" chart:style-name="ch4"/>
        <chart:plot-area chart:style-name="ch5" table:cell-range-address="results.F16:results.F17 results.B1:results.C100" chart:data-source-has-labels="row" svg:x="1.658cm" svg:y="2.909cm" svg:width="26.79cm" svg:height="17.561cm">
          <chart:coordinate-region svg:x="2.465cm" svg:y="3.108cm" svg:width="25.842cm" svg:height="16.438cm"/>
          <chart:axis chart:dimension="x" chart:name="primary-x" chart:style-name="ch6">
            <chart:title svg:x="12.376cm" svg:y="20.907cm" chart:style-name="ch7">
              <text:p>Number of overriden virtual methods</text:p>
            </chart:title>
          </chart:axis>
          <chart:axis chart:dimension="y" chart:name="primary-y" chart:style-name="ch6">
            <chart:title svg:x="0.451cm" svg:y="12.765cm" chart:style-name="ch8">
              <text:p>Size (in bytes)</text:p>
            </chart:title>
            <chart:grid chart:style-name="ch9" chart:class="major"/>
          </chart:axis>
          <chart:series chart:style-name="ch10" chart:values-cell-range-address="results.B1:results.B100" chart:label-cell-address="results.F17:results.F17" chart:class="chart:line">
            <chart:data-point chart:repeated="100"/>
          </chart:series>
          <chart:series chart:style-name="ch11" chart:values-cell-range-address="results.C1:results.C100" chart:label-cell-address="results.F16:results.F16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</text:p>
                <draw:g>
                  <svg:desc>results.F17:results.F17</svg:desc>
                </draw:g>
              </table:table-cell>
              <table:table-cell office:value-type="string">
                <text:p>Virtual Table</text:p>
                <draw:g>
                  <svg:desc>results.F16:results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results.B1:results.B100</svg:desc>
                </draw:g>
              </table:table-cell>
              <table:table-cell office:value-type="float" office:value="105">
                <text:p>105</text:p>
                <draw:g>
                  <svg:desc>results.C1:results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04">
                <text:p>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ChartGradient_20_1" draw:display-name="ChartGradient 1" draw:style="linear" draw:start-color="#dde8cb" draw:end-color="#ffd7d7" draw:start-intensity="100%" draw:end-intensity="100%" draw:angle="180deg" draw:border="0%"/>
  </office:styles>
</office:document-styles>
</file>